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, добавление товара в корзину и проверка страницы корзины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, удостовериться, что товар успешно добавлен в корзину, и проверить, что страница корзины отображается корректно после добавления товара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 или выполнить submit для отправки данных формы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кнопку "Add to Cart" для товара с ID 'add-to-cart-sauce-labs-backpack' и кликнуть на нее.</text:p>
      <text:p text:style-name="Standard">8. Подождать 3 секунды (используя time.sleep) для завершения анимации или обработки событий.</text:p>
      <text:p text:style-name="Standard">9. Найти элемент корзины с классом 'shopping_cart_badge' и проверить, что его текст равен '1', что указывает на успешное добавление товара в корзину.</text:p>
      <text:p text:style-name="Standard">10. Найти элемент с классом 'shopping_cart_link' (иконка корзины) и кликнуть на нее.</text:p>
      <text:p text:style-name="Standard">11. Дождаться загрузки страницы корзины с использованием явных ожиданий (WebDriverWait и EC.presence_of_element_located).</text:p>
      <text:p text:style-name="Standard">12. Проверить, что на странице корзины отображается элемент с классом 'cart_item', что указывает на наличие добавленного товара в корзине.</text:p>
      <text:p text:style-name="Standard"/>
      <text:p text:style-name="Standard"><text:span text:style-name="T1">Ожидаемый результат:</text:span> </text:p>
      <text:p text:style-name="Standard">- После выполнения шагов 1-12 учетные данные успешно используются для входа в систему, товар успешно добавляется в корзину, и страница корзины отображается корректно.</text:p>
      <text:p text:style-name="Standard"/>
      <text:p text:style-name="Standard"><text:span text:style-name="T1">Завершение:</text:span>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08:57.184000000</dc:date>
    <meta:editing-duration>PT28S</meta:editing-duration>
    <meta:editing-cycles>1</meta:editing-cycles>
    <meta:document-statistic meta:table-count="0" meta:image-count="0" meta:object-count="0" meta:page-count="1" meta:paragraph-count="19" meta:word-count="231" meta:character-count="1774" meta:non-whitespace-character-count="1560"/>
    <meta:generator>LibreOffice/7.4.5.1$Windows_X86_64 LibreOffice_project/9c0871452b3918c1019dde9bfac75448afc4b57f</meta:generator>
  </office:meta>
</office:document-meta>
</file>